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06cm" draw:marker-end-width="0.06cm" draw:fill="solid" draw:fill-color="#729fcf" draw:textarea-horizontal-align="justify" draw:textarea-vertical-align="middle" draw:auto-grow-height="false" fo:min-height="0.712cm" fo:min-width="4.438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draw:marker-start-width="0.06cm" draw:marker-end-width="0.0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06cm" draw:marker-end-width="0.06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4" style:family="graphic" style:parent-style-name="standard">
      <style:graphic-properties svg:stroke-width="0.04cm" svg:stroke-color="#b2b2b2" draw:marker-start-width="0.06cm" draw:marker-end-width="0.06cm" draw:fill="solid" draw:fill-color="#ffffff" draw:textarea-horizontal-align="justify" draw:textarea-vertical-align="middle" draw:auto-grow-height="false" fo:min-height="0.712cm" fo:min-width="3.551cm" fo:padding-top="0.145cm" fo:padding-bottom="0.145cm" fo:padding-left="0.27cm" fo:padding-right="0.27cm"/>
      <style:paragraph-properties style:writing-mode="lr-tb"/>
    </style:style>
    <style:style style:name="gr5" style:family="graphic" style:parent-style-name="objectwithoutfill">
      <style:graphic-properties svg:stroke-width="0.04cm" svg:stroke-color="#b2b2b2" draw:marker-start-width="0.06cm" draw:marker-end-width="0.0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b2b2b2" draw:marker-start-width="0.06cm" draw:marker-end-width="0.06cm" draw:fill="solid" draw:fill-color="#fffff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7" style:family="graphic" style:parent-style-name="objectwithoutfill">
      <style:graphic-properties svg:stroke-color="#00a933" draw:marker-end="Arrowheads_20_1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9" style:family="graphic" style:parent-style-name="standard">
      <style:graphic-properties draw:fill="solid" draw:fill-color="#a1467e" draw:textarea-horizontal-align="justify" draw:textarea-vertical-align="middle" draw:auto-grow-height="false" fo:min-height="0.528cm" fo:min-width="2.118cm"/>
      <style:paragraph-properties style:writing-mode="lr-tb"/>
    </style:style>
    <style:style style:name="gr10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13" style:family="graphic" style:parent-style-name="standard">
      <style:graphic-properties svg:stroke-width="0.04cm" svg:stroke-color="#b2b2b2" draw:marker-start-width="0.06cm" draw:marker-end-width="0.06cm" draw:fill="solid" draw:fill-color="#ffffff" draw:textarea-horizontal-align="justify" draw:textarea-vertical-align="middle" draw:auto-grow-height="false" fo:min-height="0.712cm" fo:min-width="2.653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15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.15cm" fo:min-width="0.3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marker-end="Arrowheads_20_5" draw:marker-end-width="0.3cm" draw:fill="none" draw:textarea-vertical-align="middle"/>
    </style:style>
    <style:style style:name="gr20" style:family="graphic" style:parent-style-name="objectwithoutfill">
      <style:graphic-properties draw:marker-end="Arrowheads_20_6" draw:marker-end-width="0.3cm" draw:fill="none" draw:textarea-vertical-align="middle"/>
    </style:style>
    <style:style style:name="gr21" style:family="graphic" style:parent-style-name="standard">
      <style:graphic-properties svg:stroke-width="0.04cm" svg:stroke-color="#b2b2b2" draw:marker-start-width="0.06cm" draw:marker-end-width="0.06cm" draw:fill="solid" draw:fill-color="#ffffff" draw:textarea-horizontal-align="justify" draw:textarea-vertical-align="middle" draw:auto-grow-height="false" fo:min-height="0.712cm" fo:min-width="4.438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0.712cm" fo:min-width="2.853cm" fo:padding-top="0.145cm" fo:padding-bottom="0.145cm" fo:padding-left="0.27cm" fo:padding-right="0.27cm"/>
      <style:paragraph-properties style:writing-mode="lr-tb"/>
    </style:style>
    <style:style style:name="gr23" style:family="graphic" style:parent-style-name="objectwithoutfill">
      <style:graphic-properties svg:stroke-width="0.04cm" svg:stroke-color="#2a6099" draw:marker-start-width="0.06cm" draw:marker-end-width="0.06cm" draw:fill="solid" draw:fill-color="#729fcf" draw:textarea-vertical-align="middle" fo:padding-top="0.145cm" fo:padding-bottom="0.145cm" fo:padding-left="0.27cm" fo:padding-right="0.27cm"/>
    </style:style>
    <style:style style:name="gr24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2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svg:stroke-color="#00a933" draw:marker-end="Arrowheads_20_1" draw:marker-end-width="0.2cm" draw:fill="solid" draw:fill-color="#729fcf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863cm"/>
      <style:paragraph-properties style:writing-mode="lr-tb"/>
    </style:style>
    <style:style style:name="gr28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min-height="2.841cm" fo:min-width="3.191cm" fo:padding-top="0.13cm" fo:padding-bottom="0.13cm" fo:padding-left="0.255cm" fo:padding-right="0.255cm" fo:wrap-option="wrap"/>
    </style:style>
    <style:style style:name="gr29" style:family="graphic" style:parent-style-name="standard">
      <style:graphic-properties svg:stroke-width="0.02cm" svg:stroke-color="#000000" draw:marker-start-width="0.24cm" draw:marker-end-width="0.24cm" draw:fill="solid" draw:fill-color="#ffffff" draw:textarea-horizontal-align="justify" draw:textarea-vertical-align="middle" draw:auto-grow-height="false" fo:min-height="0.15cm" fo:min-width="0cm" fo:padding-top="0.135cm" fo:padding-bottom="0.135cm" fo:padding-left="0.26cm" fo:padding-right="0.26cm"/>
    </style:style>
    <style:style style:name="gr30" style:family="graphic" style:parent-style-name="standard">
      <style:graphic-properties svg:stroke-width="0.02cm" svg:stroke-color="#000000" draw:marker-start-width="0.24cm" draw:marker-end-width="0.24cm" draw:fill="solid" draw:fill-color="#ffffff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31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93cm" fo:padding-top="0.1cm" fo:padding-bottom="0.1cm" fo:padding-left="0.1cm" fo:padding-right="0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08cm" fo:padding-top="0.1cm" fo:padding-bottom="0.1cm" fo:padding-left="0.1cm" fo:padding-right="0.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 fo:padding-top="0.1cm" fo:padding-bottom="0.1cm" fo:padding-left="0.1cm" fo:padding-right="0.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 fo:padding-top="0.1cm" fo:padding-bottom="0.1cm" fo:padding-left="0.1cm" fo:padding-right="0.1cm"/>
      <style:paragraph-properties style:writing-mode="lr-tb"/>
    </style:style>
    <style:style style:name="gr36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3.03cm" fo:min-width="3.98cm" fo:padding-top="0.13cm" fo:padding-bottom="0.13cm" fo:padding-left="0.255cm" fo:padding-right="0.255cm"/>
    </style:style>
    <style:style style:name="gr37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1.308cm" fo:min-width="2.853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893cm" fo:padding-top="0.1cm" fo:padding-bottom="0.1cm" fo:padding-left="0.1cm" fo:padding-right="0.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908cm" fo:padding-top="0.1cm" fo:padding-bottom="0.1cm" fo:padding-left="0.1cm" fo:padding-right="0.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454cm" fo:padding-top="0.1cm" fo:padding-bottom="0.1cm" fo:padding-left="0.1cm" fo:padding-right="0.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357cm" fo:padding-top="0.1cm" fo:padding-bottom="0.1cm" fo:padding-left="0.1cm" fo:padding-right="0.1cm"/>
      <style:paragraph-properties style:writing-mode="lr-tb"/>
    </style:style>
    <style:style style:name="gr42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4.74cm" fo:min-width="3.99cm" fo:padding-top="0.13cm" fo:padding-bottom="0.13cm" fo:padding-left="0.255cm" fo:padding-right="0.255cm"/>
    </style:style>
    <style:style style:name="gr43" style:family="graphic" style:parent-style-name="standard">
      <style:graphic-properties svg:stroke-width="0.02cm" svg:stroke-color="#000000" draw:marker-start="Arrow_20_short" draw:marker-start-width="0.15cm" draw:marker-end="" draw:marker-end-width="0.1cm" draw:textarea-vertical-align="middle" fo:padding-top="0.135cm" fo:padding-bottom="0.135cm" fo:padding-left="0.26cm" fo:padding-right="0.26cm"/>
    </style:style>
    <style:style style:name="gr44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3.04cm" fo:min-width="3.99cm" fo:padding-top="0.13cm" fo:padding-bottom="0.13cm" fo:padding-left="0.255cm" fo:padding-right="0.255cm"/>
    </style:style>
    <style:style style:name="gr45" style:family="graphic" style:parent-style-name="standard">
      <style:graphic-properties svg:stroke-width="0.02cm" svg:stroke-color="#000000" draw:marker-start-width="0.24cm" draw:marker-end-width="0.24cm" draw:fill="solid" draw:fill-color="#729fcf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46" style:family="graphic" style:parent-style-name="standard">
      <style:graphic-properties svg:stroke-width="0.04cm" svg:stroke-color="#2a6099" draw:marker-start-width="0.06cm" draw:marker-end-width="0.06cm" draw:fill="solid" draw:fill-color="#ffffff" draw:textarea-horizontal-align="justify" draw:textarea-vertical-align="middle" draw:auto-grow-height="false" fo:min-height="0.61cm" fo:min-width="2.853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5.44cm" fo:min-width="4.99cm" fo:padding-top="0.13cm" fo:padding-bottom="0.13cm" fo:padding-left="0.255cm" fo:padding-right="0.255cm"/>
    </style:style>
    <style:style style:name="gr48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1.308cm" fo:min-width="3.653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solid" draw:fill-color="#729fcf"/>
      <style:paragraph-properties fo:text-align="center"/>
      <style:text-properties fo:font-weight="bold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weight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12" style:family="paragraph">
      <loext:graphic-properties draw:fill="solid" draw:fill-color="#a1467e"/>
      <style:paragraph-properties fo:text-align="center" style:writing-mode="lr-tb"/>
      <style:text-properties fo:font-size="10pt"/>
    </style:style>
    <style:style style:name="P13" style:family="paragraph">
      <loext:graphic-properties draw:fill="solid" draw:fill-color="#ff3838"/>
      <style:paragraph-properties fo:text-align="center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text-align="end">
        <style:tab-stops/>
      </style:paragraph-properties>
    </style:style>
    <style:style style:name="P21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8pt"/>
    </style:style>
    <style:style style:name="P22" style:family="paragraph">
      <loext:graphic-properties draw:fill="none" draw:fill-color="#ffffff"/>
      <style:paragraph-properties style:writing-mode="lr-tb"/>
      <style:text-properties fo:font-size="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8pt" fo:font-weight="bold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Storages" draw:style-name="dp1" draw:master-page-name="Default">
        <draw:custom-shape draw:style-name="gr1" draw:text-style-name="P2" xml:id="id3" draw:id="id3" draw:layer="layout" svg:width="4.978cm" svg:height="1.002cm" svg:x="1.607cm" svg:y="14.6cm">
          <text:p text:style-name="P1"><text:span text:style-name="T1">&lt;сущность&gt;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5cm" svg:y1="14.2cm" svg:x2="1.75cm" svg:y2="14.6cm">
          <text:p/>
        </draw:line>
        <draw:custom-shape draw:style-name="gr3" draw:text-style-name="P4" draw:layer="layout" svg:width="0.3cm" svg:height="0.3cm" svg:x="1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.2cm" svg:y1="14.75cm" svg:x2="1.6cm" svg:y2="14.75cm">
          <text:p/>
        </draw:line>
        <draw:custom-shape draw:style-name="gr3" draw:text-style-name="P6" draw:layer="layout" svg:width="0.3cm" svg:height="0.3cm" draw:transform="rotate (1.5707963267949) translate (1cm 1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7" draw:layer="layout" svg:width="4.091cm" svg:height="1.002cm" svg:x="5.109cm" svg:y="3.5cm">
            <text:p text:style-name="P1"><text:span text:style-name="T1">&lt;сущность&gt;_api_crud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5.252cm" svg:y1="3.1cm" svg:x2="5.252cm" svg:y2="3.5cm">
            <text:p/>
          </draw:line>
          <draw:custom-shape draw:style-name="gr6" draw:text-style-name="P8" draw:layer="layout" svg:width="0.3cm" svg:height="0.3cm" svg:x="5.102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4.702cm" svg:y1="3.65cm" svg:x2="5.102cm" svg:y2="3.65cm">
            <text:p/>
          </draw:line>
          <draw:custom-shape draw:style-name="gr6" draw:text-style-name="P9" draw:layer="layout" svg:width="0.3cm" svg:height="0.3cm" draw:transform="rotate (1.5707963267949) translate (4.502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3" draw:layer="layout" svg:x1="8.987cm" svg:y1="4.81cm" svg:x2="9cm" svg:y2="6.8cm">
          <text:p/>
        </draw:line>
        <draw:frame draw:style-name="gr8" draw:text-style-name="P11" draw:layer="layout" svg:width="4.2cm" svg:height="1.205cm" svg:x="4.7cm" svg:y="5cm">
          <draw:text-box>
            <text:p text:style-name="P10"><text:span text:style-name="T2">com = [CRUD]</text:span></text:p>
            <text:p text:style-name="P10"><text:span text:style-name="T2">rk = &lt;сущность&gt;_api_crud</text:span></text:p>
          </draw:text-box>
        </draw:frame>
        <draw:custom-shape draw:style-name="gr9" draw:text-style-name="P12" xml:id="id1" draw:id="id1" draw:layer="layout" svg:width="3.7cm" svg:height="1.1cm" svg:x="14cm" svg:y="16.7cm">
          <text:p text:style-name="P1"><text:span text:style-name="T1">&lt;сущность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287cm" svg:y1="8cm" svg:x2="9.3cm" svg:y2="8.9cm">
          <text:p/>
        </draw:line>
        <draw:g>
          <draw:custom-shape draw:style-name="gr10" draw:text-style-name="P13" draw:layer="layout" svg:width="0.4cm" svg:height="0.2cm" svg:x="9.1cm" svg:y="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9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9.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9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9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10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1" draw:layer="layout" svg:width="5.6cm" svg:height="1.033cm" svg:x="3.2cm" svg:y="8.7cm">
          <draw:text-box>
            <text:p text:style-name="P10"><text:span text:style-name="T2">Qn = &lt;сущность&gt;_model_crud</text:span></text:p>
            <text:p text:style-name="P10"><text:span text:style-name="T3">rk = [</text:span><text:span text:style-name="T2">&lt;сущность&gt;_api_crud, subscribe]</text:span></text:p>
          </draw:text-box>
        </draw:frame>
        <draw:line draw:style-name="gr7" draw:text-style-name="P3" draw:layer="layout" svg:x1="10.7cm" svg:y1="10.6cm" svg:x2="10.7cm" svg:y2="8cm">
          <text:p/>
        </draw:line>
        <draw:frame draw:style-name="gr12" draw:text-style-name="P15" draw:layer="layout" svg:width="7.72cm" svg:height="1.523cm" svg:x="10.88cm" svg:y="8.5cm">
          <draw:text-box>
            <text:p text:style-name="P14"><text:span text:style-name="T2">com = [created, mayDelete(RPC), deleting(RPC), deleted, mayUpdate(RPC), updating(RPC), updated]</text:span></text:p>
            <text:p text:style-name="P14"><text:span text:style-name="T3">rk = [</text:span><text:span text:style-name="T2">&lt;сущность&gt;_model_crud, &lt;keys_for_subscribers&gt;, &lt;id экземпляра сущности&gt;]</text:span></text:p>
          </draw:text-box>
        </draw:frame>
        <draw:line draw:style-name="gr7" draw:text-style-name="P3" draw:layer="layout" svg:x1="9.29cm" svg:y1="10.3cm" svg:x2="9.29cm" svg:y2="10.7cm">
          <text:p/>
        </draw:line>
        <draw:g>
          <draw:custom-shape draw:style-name="gr13" draw:text-style-name="P7" draw:layer="layout" svg:width="3.193cm" svg:height="1.002cm" svg:x="10.507cm" svg:y="3.498cm">
            <text:p text:style-name="P1"><text:span text:style-name="T1">&lt;some_service&gt;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0.65cm" svg:y1="3.098cm" svg:x2="10.65cm" svg:y2="3.498cm">
            <text:p/>
          </draw:line>
          <draw:custom-shape draw:style-name="gr6" draw:text-style-name="P8" draw:layer="layout" svg:width="0.3cm" svg:height="0.3cm" svg:x="10.5cm" svg:y="2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0.1cm" svg:y1="3.648cm" svg:x2="10.5cm" svg:y2="3.648cm">
            <text:p/>
          </draw:line>
          <draw:custom-shape draw:style-name="gr6" draw:text-style-name="P9" draw:layer="layout" svg:width="0.3cm" svg:height="0.3cm" draw:transform="rotate (1.5707963267949) translate (9.9cm 3.7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3" draw:layer="layout" svg:x1="11cm" svg:y1="4.9cm" svg:x2="11cm" svg:y2="6.8cm">
          <text:p/>
        </draw:line>
        <draw:frame draw:style-name="gr14" draw:text-style-name="P17" draw:layer="layout" svg:width="2.8cm" svg:height="1.1cm" svg:x="11.2cm" svg:y="5cm">
          <draw:text-box>
            <text:p text:style-name="P16"><text:span text:style-name="T2">com = [subscribe]</text:span></text:p>
            <text:p text:style-name="P16"><text:span text:style-name="T2">rk = subscribe</text:span></text:p>
          </draw:text-box>
        </draw:frame>
        <draw:g xml:id="id2" draw:id="id2">
          <draw:custom-shape draw:style-name="gr15" draw:text-style-name="P13" draw:layer="layout" svg:width="0.8cm" svg:height="0.4cm" draw:transform="rotate (1.5707963267949) translate (9cm 15.5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8cm" svg:height="0.4cm" draw:transform="rotate (1.5707963267949) translate (9.4cm 15.5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8cm" svg:height="0.4cm" draw:transform="rotate (1.5707963267949) translate (9.8cm 15.5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8cm" svg:height="0.4cm" draw:transform="rotate (1.5707963267949) translate (10.2cm 15.5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8cm" svg:height="0.4cm" draw:transform="rotate (1.5707963267949) translate (10.6cm 15.5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8cm" svg:height="0.4cm" draw:transform="rotate (1.5707963267949) translate (11cm 15.5cm)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19" draw:layer="layout" svg:width="6.2cm" svg:height="0.7cm" svg:x="7.2cm" svg:y="13.5cm">
          <draw:text-box>
            <text:p text:style-name="P18"><text:span text:style-name="T1">&lt;сущность&gt;_model_crud_consume</text:span></text:p>
          </draw:text-box>
        </draw:frame>
        <draw:frame draw:style-name="gr17" draw:text-style-name="P19" draw:layer="layout" svg:width="6.2cm" svg:height="0.7cm" svg:x="13.3cm" svg:y="14.5cm">
          <draw:text-box>
            <text:p text:style-name="P18"><text:span text:style-name="T1">&lt;сущность&gt;_model_crud_consume</text:span></text:p>
          </draw:text-box>
        </draw:frame>
        <draw:connector draw:style-name="gr18" draw:text-style-name="P3" draw:layer="layout" svg:x1="14.541cm" svg:y1="16.861cm" svg:x2="11.4cm" svg:y2="15.1cm" draw:start-shape="id1" draw:start-glue-point="5" draw:end-shape="id2" draw:end-glue-point="1" svg:d="M14541 16861v-1761h-3141" svg:viewBox="0 0 3142 1762">
          <text:p/>
        </draw:connector>
        <draw:connector draw:style-name="gr19" draw:text-style-name="P3" draw:layer="layout" draw:type="line" svg:x1="9cm" svg:y1="15.1cm" svg:x2="6.585cm" svg:y2="15.101cm" draw:start-shape="id2" draw:start-glue-point="3" draw:end-shape="id3" draw:end-glue-point="1" svg:d="M9000 15100l-2415 1" svg:viewBox="0 0 2416 2">
          <text:p/>
        </draw:connector>
        <draw:line draw:style-name="gr20" draw:text-style-name="P3" draw:layer="layout" svg:x1="6.4cm" svg:y1="15.6cm" svg:x2="14.1cm" svg:y2="17.3cm">
          <text:p/>
        </draw:line>
      </draw:page>
      <draw:page draw:name="page2" draw:style-name="dp1" draw:master-page-name="Default">
        <draw:custom-shape draw:style-name="gr1" draw:text-style-name="P2" draw:layer="layout" svg:width="4.978cm" svg:height="1.002cm" svg:x="7.607cm" svg:y="10.8cm">
          <text:p text:style-name="P1"><text:span text:style-name="T1">dataStorage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5cm" svg:y1="10.4cm" svg:x2="7.75cm" svg:y2="10.8cm">
          <text:p/>
        </draw:line>
        <draw:custom-shape draw:style-name="gr3" draw:text-style-name="P4" draw:layer="layout" svg:width="0.3cm" svg:height="0.3cm" svg:x="7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7.2cm" svg:y1="10.95cm" svg:x2="7.6cm" svg:y2="10.95cm">
          <text:p/>
        </draw:line>
        <draw:custom-shape draw:style-name="gr3" draw:text-style-name="P6" draw:layer="layout" svg:width="0.3cm" svg:height="0.3cm" draw:transform="rotate (1.5707963267949) translate (7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4.978cm" svg:height="1.002cm" svg:x="7.009cm" svg:y="3.5cm">
          <text:p text:style-name="P1"><text:span text:style-name="T1">dataStorages_api_crud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152cm" svg:y1="3.1cm" svg:x2="7.152cm" svg:y2="3.5cm">
          <text:p/>
        </draw:line>
        <draw:custom-shape draw:style-name="gr6" draw:text-style-name="P8" draw:layer="layout" svg:width="0.3cm" svg:height="0.3cm" svg:x="7.00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6.602cm" svg:y1="3.65cm" svg:x2="7.002cm" svg:y2="3.65cm">
          <text:p/>
        </draw:line>
        <draw:custom-shape draw:style-name="gr6" draw:text-style-name="P9" draw:layer="layout" svg:width="0.3cm" svg:height="0.3cm" draw:transform="rotate (1.5707963267949) translate (6.402cm 3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.987cm" svg:y1="4.81cm" svg:x2="9cm" svg:y2="6.8cm">
          <text:p/>
        </draw:line>
        <draw:frame draw:style-name="gr14" draw:text-style-name="P11" draw:layer="layout" svg:width="4cm" svg:height="1.1cm" svg:x="4.9cm" svg:y="5cm">
          <draw:text-box>
            <text:p text:style-name="P10"><text:span text:style-name="T2">com = [CRUD]</text:span></text:p>
            <text:p text:style-name="P10"><text:span text:style-name="T2">rk = dataStorages_api_crud</text:span></text:p>
          </draw:text-box>
        </draw:frame>
        <draw:custom-shape draw:style-name="gr9" draw:text-style-name="P12" draw:layer="layout" svg:width="3.7cm" svg:height="1.1cm" svg:x="8cm" svg:y="6.8cm">
          <text:p text:style-name="P1"><text:span text:style-name="T1">dataStor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987cm" svg:y1="8cm" svg:x2="10cm" svg:y2="8.9cm">
          <text:p/>
        </draw:line>
        <draw:g>
          <draw:custom-shape draw:style-name="gr10" draw:text-style-name="P13" draw:layer="layout" svg:width="0.4cm" svg:height="0.2cm" svg:x="9.8cm" svg:y="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9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9.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9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9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10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1" draw:layer="layout" svg:width="5.6cm" svg:height="1.033cm" svg:x="3.9cm" svg:y="8.767cm">
          <draw:text-box>
            <text:p text:style-name="P10"><text:span text:style-name="T2">Qn = dataStorages_model_crud</text:span></text:p>
            <text:p text:style-name="P10"><text:span text:style-name="T2">rk = [dataStorages_api_crud, subscribe]</text:span></text:p>
          </draw:text-box>
        </draw:frame>
        <draw:custom-shape draw:style-name="gr9" draw:text-style-name="P12" draw:layer="layout" svg:width="3.7cm" svg:height="1.1cm" svg:x="8.1cm" svg:y="13.6cm">
          <text:p text:style-name="P1"><text:span text:style-name="T1">dataStor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cm" svg:y1="12cm" svg:x2="10cm" svg:y2="13.6cm">
          <text:p/>
        </draw:line>
        <draw:frame draw:style-name="gr12" draw:text-style-name="P21" draw:layer="layout" svg:width="7.72cm" svg:height="1.523cm" svg:x="2.18cm" svg:y="11.9cm">
          <draw:text-box>
            <text:p text:style-name="P20"><text:span text:style-name="T2">com = [created, mayDelete(RPC), deleting(RPC), deleted, mayUpdate(RPC), updating(RPC), updated]</text:span></text:p>
            <text:p text:style-name="P20"><text:span text:style-name="T2">rk = [dataStorages_model_crud, &lt;keys_for_subscribers&gt;, &lt;dataStorage_id&gt;]</text:span></text:p>
          </draw:text-box>
        </draw:frame>
        <draw:line draw:style-name="gr7" draw:text-style-name="P3" draw:layer="layout" svg:x1="9.99cm" svg:y1="10.3cm" svg:x2="9.99cm" svg:y2="10.7cm">
          <text:p/>
        </draw:line>
        <draw:custom-shape draw:style-name="gr13" draw:text-style-name="P7" draw:layer="layout" svg:width="3.193cm" svg:height="1.002cm" svg:x="13.607cm" svg:y="4.798cm">
          <text:p text:style-name="P1"><text:span text:style-name="T1">&lt;some_service&gt;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75cm" svg:y1="4.398cm" svg:x2="13.75cm" svg:y2="4.798cm">
          <text:p/>
        </draw:line>
        <draw:custom-shape draw:style-name="gr6" draw:text-style-name="P8" draw:layer="layout" svg:width="0.3cm" svg:height="0.3cm" svg:x="13.6cm" svg:y="4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3.2cm" svg:y1="4.948cm" svg:x2="13.6cm" svg:y2="4.948cm">
          <text:p/>
        </draw:line>
        <draw:custom-shape draw:style-name="gr6" draw:text-style-name="P9" draw:layer="layout" svg:width="0.3cm" svg:height="0.3cm" draw:transform="rotate (1.5707963267949) translate (13cm 5.0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5cm" svg:y1="6cm" svg:x2="11.406cm" svg:y2="7cm">
          <text:p/>
        </draw:line>
        <draw:frame draw:style-name="gr14" draw:text-style-name="P17" draw:layer="layout" svg:width="2.8cm" svg:height="1.1cm" svg:x="12.9cm" svg:y="6.2cm">
          <draw:text-box>
            <text:p text:style-name="P16"><text:span text:style-name="T2">com = [subscribe]</text:span></text:p>
            <text:p text:style-name="P16"><text:span text:style-name="T2">rk = subscribe</text:span></text:p>
          </draw:text-box>
        </draw:frame>
      </draw:page>
      <draw:page draw:name="page3" draw:style-name="dp1" draw:master-page-name="Default">
        <draw:custom-shape draw:style-name="gr22" draw:text-style-name="P2" draw:layer="layout" svg:width="3.393cm" svg:height="1.002cm" svg:x="6.407cm" svg:y="6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6.55cm" svg:y1="5.6cm" svg:x2="6.55cm" svg:y2="6cm">
          <text:p/>
        </draw:line>
        <draw:custom-shape draw:style-name="gr24" draw:text-style-name="P4" draw:layer="layout" svg:width="0.3cm" svg:height="0.3cm" svg:x="6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6cm" svg:y1="6.15cm" svg:x2="6.4cm" svg:y2="6.15cm">
          <text:p/>
        </draw:line>
        <draw:custom-shape draw:style-name="gr24" draw:text-style-name="P6" draw:layer="layout" svg:width="0.3cm" svg:height="0.3cm" draw:transform="rotate (1.5707963267949) translate (5.8cm 6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7cm" svg:height="1.1cm" svg:x="6.2cm" svg:y="1.4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987cm" svg:y1="2.6cm" svg:x2="8cm" svg:y2="3.5cm">
          <text:p/>
        </draw:line>
        <draw:custom-shape draw:style-name="gr10" draw:text-style-name="P13" draw:layer="layout" svg:width="0.4cm" svg:height="0.2cm" svg:x="7.8cm" svg:y="3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8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8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8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4cm" svg:height="0.2cm" svg:x="7.8cm" svg:y="4.6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7.992cm" svg:y1="5cm" svg:x2="8.005cm" svg:y2="5.9cm">
          <text:p/>
        </draw:line>
        <draw:frame draw:style-name="gr27" draw:text-style-name="P22" draw:layer="layout" svg:width="3.6cm" svg:height="3.113cm" svg:x="9.8cm" svg:y="2.391cm">
          <draw:text-box>
            <text:p><text:span text:style-name="T2">{</text:span></text:p>
            <text:p><text:span text:style-name="T2"><text:s text:c="4"/></text:span><text:span text:style-name="T2">«action»: «create»,</text:span></text:p>
            <text:p><text:span text:style-name="T2"><text:s text:c="4"/></text:span><text:span text:style-name="T2">«data»: {</text:span></text:p>
            <text:p><text:span text:style-name="T2"><text:s text:c="9"/></text:span><text:span text:style-name="T2">«parentId»: «123»,</text:span></text:p>
            <text:p><text:span text:style-name="T2"><text:s text:c="9"/></text:span><text:span text:style-name="T2">«attributes»: {</text:span></text:p>
            <text:p><text:span text:style-name="T2"><text:s text:c="14"/></text:span><text:span text:style-name="T2">«cn»: «tag1»</text:span></text:p>
            <text:p><text:span text:style-name="T2"><text:s text:c="9"/></text:span><text:span text:style-name="T2">}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draw:custom-shape draw:style-name="gr28" draw:text-style-name="P3" draw:layer="layout" svg:width="3.7cm" svg:height="3.1cm" svg:x="9.9cm" svg:y="2.4cm">
          <text:p/>
          <draw:enhanced-geometry svg:viewBox="0 0 21600 21600" draw:glue-points="10800 0 0 10800 10800 21600 21600 10800 ?f40 ?f41" draw:text-areas="0 0 21600 21600" draw:type="rectangular-callout" draw:modifiers="-9478.08700351257 16159.9484037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8" xml:id="id4" draw:id="id4" draw:layer="layout" svg:width="0.4cm" svg:height="0.4cm" svg:x="15cm" svg:y="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xml:id="id5" draw:id="id5" draw:layer="layout" svg:width="0.4cm" svg:height="0.4cm" svg:x="15.6cm" svg:y="6.3cm">
          <text:p/>
          <draw:enhanced-geometry svg:viewBox="0 0 21600 21600" draw:type="rectangle" draw:enhanced-path="M 0 0 L 21600 0 21600 21600 0 21600 0 0 Z N"/>
        </draw:custom-shape>
        <draw:connector draw:style-name="gr31" draw:text-style-name="P23" draw:layer="layout" svg:x1="15.2cm" svg:y1="6cm" svg:x2="15.6cm" svg:y2="6.5cm" draw:start-shape="id4" draw:start-glue-point="2" draw:end-shape="id5" draw:end-glue-point="3" svg:d="M15200 6000v500h400" svg:viewBox="0 0 401 501">
          <text:p/>
        </draw:connector>
        <draw:frame draw:style-name="gr32" draw:text-style-name="P22" draw:layer="layout" svg:width="3.093cm" svg:height="0.519cm" svg:x="15.9cm" svg:y="5.5cm">
          <draw:text-box>
            <text:p><text:span text:style-name="T2">some_object (id = 123)</text:span></text:p>
          </draw:text-box>
        </draw:frame>
        <draw:frame draw:style-name="gr33" draw:text-style-name="P22" draw:layer="layout" svg:width="1.108cm" svg:height="0.519cm" svg:x="16.101cm" svg:y="6.201cm">
          <draw:text-box>
            <text:p><text:span text:style-name="T2">system</text:span></text:p>
          </draw:text-box>
        </draw:frame>
        <draw:custom-shape draw:style-name="gr30" draw:text-style-name="P8" xml:id="id6" draw:id="id6" draw:layer="layout" svg:width="0.4cm" svg:height="0.4cm" svg:x="16.196cm" svg:y="7.001cm">
          <text:p/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1.654cm" svg:height="0.519cm" svg:x="16.697cm" svg:y="6.902cm">
          <draw:text-box>
            <text:p><text:span text:style-name="T2">subscribers</text:span></text:p>
          </draw:text-box>
        </draw:frame>
        <draw:connector draw:style-name="gr31" draw:text-style-name="P23" draw:layer="layout" svg:x1="15.8cm" svg:y1="6.7cm" svg:x2="16.196cm" svg:y2="7.201cm" draw:start-shape="id5" draw:start-glue-point="2" draw:end-shape="id6" draw:end-glue-point="3" svg:d="M15800 6700v501h396" svg:viewBox="0 0 397 502">
          <text:p/>
        </draw:connector>
        <draw:frame draw:style-name="gr35" draw:text-style-name="P24" draw:layer="layout" svg:width="1.557cm" svg:height="0.519cm" svg:x="15cm" svg:y="4.781cm">
          <draw:text-box>
            <text:p><text:span text:style-name="T4">Иерархия</text:span></text:p>
          </draw:text-box>
        </draw:frame>
        <draw:custom-shape draw:style-name="gr36" draw:text-style-name="P3" draw:layer="layout" svg:width="4.5cm" svg:height="3.3cm" svg:x="14.8cm" svg:y="4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.393cm" svg:height="1.598cm" svg:x="2.2cm" svg:y="13.302cm">
          <text:p text:style-name="P1"><text:span text:style-name="T1"/></text:p>
          <text:p text:style-name="P1"><text:span text:style-name="T1"/></text:p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.343cm" svg:y1="12.902cm" svg:x2="2.343cm" svg:y2="13.302cm">
          <text:p/>
        </draw:line>
        <draw:custom-shape draw:style-name="gr24" draw:text-style-name="P4" draw:layer="layout" svg:width="0.3cm" svg:height="0.3cm" svg:x="2.193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.793cm" svg:y1="13.452cm" svg:x2="2.193cm" svg:y2="13.452cm">
          <text:p/>
        </draw:line>
        <draw:custom-shape draw:style-name="gr24" draw:text-style-name="P6" draw:layer="layout" svg:width="0.3cm" svg:height="0.3cm" draw:transform="rotate (1.5707963267949) translate (1.593cm 13.6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7cm" svg:height="1.1cm" svg:x="1.993cm" svg:y="8.7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78cm" svg:y1="9.902cm" svg:x2="3.793cm" svg:y2="10.802cm">
          <text:p/>
        </draw:line>
        <draw:custom-shape draw:style-name="gr10" draw:text-style-name="P13" draw:layer="layout" svg:width="0.4cm" svg:height="0.2cm" svg:x="3.593cm" svg:y="10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3.593cm" svg:y="11.1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3.593cm" svg:y="11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3.593cm" svg:y="11.5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3.593cm" svg:y="11.7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3.593cm" svg:y="11.902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3.785cm" svg:y1="12.302cm" svg:x2="3.798cm" svg:y2="13.202cm">
          <text:p/>
        </draw:line>
        <draw:custom-shape draw:style-name="gr30" draw:text-style-name="P8" xml:id="id7" draw:id="id7" draw:layer="layout" svg:width="0.4cm" svg:height="0.4cm" svg:x="7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xml:id="id8" draw:id="id8" draw:layer="layout" svg:width="0.4cm" svg:height="0.4cm" svg:x="7.6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23" draw:layer="layout" svg:x1="7.2cm" svg:y1="13.4cm" svg:x2="7.6cm" svg:y2="13.9cm" draw:start-shape="id7" draw:start-glue-point="2" draw:end-shape="id8" draw:end-glue-point="3" svg:d="M7200 13400v500h400" svg:viewBox="0 0 401 501">
          <text:p/>
        </draw:connector>
        <draw:frame draw:style-name="gr38" draw:text-style-name="P22" draw:layer="layout" svg:width="3.093cm" svg:height="0.519cm" svg:x="7.9cm" svg:y="12.9cm">
          <draw:text-box>
            <text:p><text:span text:style-name="T2">some_object (id = 123)</text:span></text:p>
          </draw:text-box>
        </draw:frame>
        <draw:frame draw:style-name="gr39" draw:text-style-name="P22" draw:layer="layout" svg:width="1.108cm" svg:height="0.519cm" svg:x="8.101cm" svg:y="13.601cm">
          <draw:text-box>
            <text:p><text:span text:style-name="T2">system</text:span></text:p>
          </draw:text-box>
        </draw:frame>
        <draw:custom-shape draw:style-name="gr30" draw:text-style-name="P8" xml:id="id9" draw:id="id9" draw:layer="layout" svg:width="0.4cm" svg:height="0.4cm" svg:x="8.196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1.654cm" svg:height="0.519cm" svg:x="8.697cm" svg:y="14.302cm">
          <draw:text-box>
            <text:p><text:span text:style-name="T2">subscribers</text:span></text:p>
          </draw:text-box>
        </draw:frame>
        <draw:connector draw:style-name="gr31" draw:text-style-name="P23" draw:layer="layout" svg:x1="7.8cm" svg:y1="14.1cm" svg:x2="8.196cm" svg:y2="14.601cm" draw:start-shape="id8" draw:start-glue-point="2" draw:end-shape="id9" draw:end-glue-point="3" svg:d="M7800 14100v501h396" svg:viewBox="0 0 397 502">
          <text:p/>
        </draw:connector>
        <draw:frame draw:style-name="gr41" draw:text-style-name="P24" draw:layer="layout" svg:width="1.557cm" svg:height="0.519cm" svg:x="7cm" svg:y="12.181cm">
          <draw:text-box>
            <text:p><text:span text:style-name="T4">Иерархия</text:span></text:p>
          </draw:text-box>
        </draw:frame>
        <draw:custom-shape draw:style-name="gr42" draw:text-style-name="P3" draw:layer="layout" svg:width="4.5cm" svg:height="5cm" svg:x="6.8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43" draw:text-style-name="P23" draw:layer="layout" svg:width="0.7cm" svg:height="0.7cm" svg:x="3.5cm" svg:y="13.5cm" draw:kind="arc" draw:start-angle="358.59" draw:end-angle="275.12">
          <text:p/>
        </draw:circle>
        <draw:custom-shape draw:style-name="gr22" draw:text-style-name="P2" draw:layer="layout" svg:width="3.393cm" svg:height="1.002cm" svg:x="6.4cm" svg:y="6.002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6.543cm" svg:y1="5.602cm" svg:x2="6.543cm" svg:y2="6.002cm">
          <text:p/>
        </draw:line>
        <draw:custom-shape draw:style-name="gr24" draw:text-style-name="P4" draw:layer="layout" svg:width="0.3cm" svg:height="0.3cm" svg:x="6.393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5.993cm" svg:y1="6.152cm" svg:x2="6.393cm" svg:y2="6.152cm">
          <text:p/>
        </draw:line>
        <draw:custom-shape draw:style-name="gr24" draw:text-style-name="P6" draw:layer="layout" svg:width="0.3cm" svg:height="0.3cm" draw:transform="rotate (1.5707963267949) translate (5.793cm 6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7cm" svg:height="1.1cm" svg:x="6.193cm" svg:y="1.4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98cm" svg:y1="2.602cm" svg:x2="7.993cm" svg:y2="3.502cm">
          <text:p/>
        </draw:line>
        <draw:custom-shape draw:style-name="gr10" draw:text-style-name="P13" draw:layer="layout" svg:width="0.4cm" svg:height="0.2cm" svg:x="7.793cm" svg:y="3.6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793cm" svg:y="3.8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793cm" svg:y="4.0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793cm" svg:y="4.2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793cm" svg:y="4.4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4cm" svg:height="0.2cm" svg:x="7.793cm" svg:y="4.602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7.985cm" svg:y1="5.002cm" svg:x2="7.998cm" svg:y2="5.902cm">
          <text:p/>
        </draw:line>
        <draw:custom-shape draw:style-name="gr44" draw:text-style-name="P3" draw:layer="layout" svg:width="4.5cm" svg:height="3.3cm" svg:x="14.793cm" svg:y="4.70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93cm" svg:height="1.002cm" svg:x="6.4cm" svg:y="6.002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6.543cm" svg:y1="5.602cm" svg:x2="6.543cm" svg:y2="6.002cm">
          <text:p/>
        </draw:line>
        <draw:custom-shape draw:style-name="gr24" draw:text-style-name="P4" draw:layer="layout" svg:width="0.3cm" svg:height="0.3cm" svg:x="6.393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5.993cm" svg:y1="6.152cm" svg:x2="6.393cm" svg:y2="6.152cm">
          <text:p/>
        </draw:line>
        <draw:custom-shape draw:style-name="gr24" draw:text-style-name="P6" draw:layer="layout" svg:width="0.3cm" svg:height="0.3cm" draw:transform="rotate (1.5707963267949) translate (5.793cm 6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7cm" svg:height="1.1cm" svg:x="6.193cm" svg:y="1.4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98cm" svg:y1="2.602cm" svg:x2="7.993cm" svg:y2="3.502cm">
          <text:p/>
        </draw:line>
        <draw:custom-shape draw:style-name="gr10" draw:text-style-name="P13" draw:layer="layout" svg:width="0.4cm" svg:height="0.2cm" svg:x="7.793cm" svg:y="3.6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793cm" svg:y="3.8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793cm" svg:y="4.0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793cm" svg:y="4.2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4cm" svg:height="0.2cm" svg:x="7.793cm" svg:y="4.4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4cm" svg:height="0.2cm" svg:x="7.793cm" svg:y="4.602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7.985cm" svg:y1="5.002cm" svg:x2="7.998cm" svg:y2="5.902cm">
          <text:p/>
        </draw:line>
        <draw:custom-shape draw:style-name="gr45" draw:text-style-name="P4" xml:id="id10" draw:id="id10" draw:layer="layout" svg:width="0.4cm" svg:height="0.4cm" svg:x="7.596cm" svg:y="15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1.108cm" svg:height="0.519cm" svg:x="8.097cm" svg:y="15.002cm">
          <draw:text-box>
            <text:p><text:span text:style-name="T2">tag1</text:span></text:p>
          </draw:text-box>
        </draw:frame>
        <draw:connector draw:style-name="gr31" draw:text-style-name="P23" draw:layer="layout" draw:line-skew="0cm 0.114cm" svg:x1="7.2cm" svg:y1="13.4cm" svg:x2="7.596cm" svg:y2="15.301cm" draw:start-shape="id7" draw:start-glue-point="2" draw:end-shape="id10" draw:end-glue-point="3" svg:d="M7200 13400v851 1050h396" svg:viewBox="0 0 397 1902">
          <text:p/>
        </draw:connector>
        <draw:custom-shape draw:style-name="gr45" draw:text-style-name="P4" xml:id="id11" draw:id="id11" draw:layer="layout" svg:width="0.4cm" svg:height="0.4cm" svg:x="8.196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1.108cm" svg:height="0.519cm" svg:x="8.697cm" svg:y="15.701cm">
          <draw:text-box>
            <text:p><text:span text:style-name="T2">system</text:span></text:p>
          </draw:text-box>
        </draw:frame>
        <draw:custom-shape draw:style-name="gr45" draw:text-style-name="P4" xml:id="id12" draw:id="id12" draw:layer="layout" svg:width="0.4cm" svg:height="0.4cm" svg:x="8.792cm" svg:y="1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1.654cm" svg:height="0.519cm" svg:x="9.293cm" svg:y="16.402cm">
          <draw:text-box>
            <text:p><text:span text:style-name="T2">subscribers</text:span></text:p>
          </draw:text-box>
        </draw:frame>
        <draw:connector draw:style-name="gr31" draw:text-style-name="P23" draw:layer="layout" svg:x1="8.396cm" svg:y1="16.2cm" svg:x2="8.792cm" svg:y2="16.701cm" draw:start-shape="id11" draw:start-glue-point="2" draw:end-shape="id12" draw:end-glue-point="3" svg:d="M8396 16200v501h396" svg:viewBox="0 0 397 502">
          <text:p/>
        </draw:connector>
        <draw:connector draw:style-name="gr31" draw:text-style-name="P23" draw:layer="layout" svg:x1="7.796cm" svg:y1="15.501cm" svg:x2="8.196cm" svg:y2="16cm" draw:start-shape="id10" draw:start-glue-point="2" draw:end-shape="id11" draw:end-glue-point="3" svg:d="M7796 15501v499h400" svg:viewBox="0 0 401 500">
          <text:p/>
        </draw:connector>
        <draw:line draw:style-name="gr26" draw:text-style-name="P4" draw:layer="layout" svg:x1="5.8cm" svg:y1="14.1cm" svg:x2="6.7cm" svg:y2="14.1cm">
          <text:p/>
        </draw:line>
      </draw:page>
      <draw:page draw:name="page4" draw:style-name="dp1" draw:master-page-name="Default">
        <draw:custom-shape draw:style-name="gr46" draw:text-style-name="P7" draw:layer="layout" svg:width="3.393cm" svg:height="0.9cm" svg:x="2.207cm" svg:y="6.6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.35cm" svg:y1="6.2cm" svg:x2="2.35cm" svg:y2="6.6cm">
          <text:p/>
        </draw:line>
        <draw:custom-shape draw:style-name="gr24" draw:text-style-name="P4" draw:layer="layout" svg:width="0.3cm" svg:height="0.3cm" svg:x="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.8cm" svg:y1="6.75cm" svg:x2="2.2cm" svg:y2="6.75cm">
          <text:p/>
        </draw:line>
        <draw:custom-shape draw:style-name="gr24" draw:text-style-name="P6" draw:layer="layout" svg:width="0.3cm" svg:height="0.3cm" draw:transform="rotate (1.5707963267949) translate (1.6cm 6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7cm" svg:height="1.1cm" svg:x="2cm" svg:y="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787cm" svg:y1="3.2cm" svg:x2="3.8cm" svg:y2="4.1cm">
          <text:p/>
        </draw:line>
        <draw:g>
          <draw:custom-shape draw:style-name="gr10" draw:text-style-name="P13" draw:layer="layout" svg:width="0.4cm" svg:height="0.2cm" svg:x="3.6cm" svg:y="4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4.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4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4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5.2cm">
            <text:p/>
            <draw:enhanced-geometry svg:viewBox="0 0 21600 21600" draw:type="rectangle" draw:enhanced-path="M 0 0 L 21600 0 21600 21600 0 21600 0 0 Z N"/>
          </draw:custom-shape>
        </draw:g>
        <draw:line draw:style-name="gr26" draw:text-style-name="P4" draw:layer="layout" svg:x1="3.792cm" svg:y1="5.6cm" svg:x2="3.805cm" svg:y2="6.5cm">
          <text:p/>
        </draw:line>
        <draw:custom-shape draw:style-name="gr30" draw:text-style-name="P8" xml:id="id13" draw:id="id13" draw:layer="layout" svg:width="0.4cm" svg:height="0.4cm" svg:x="8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xml:id="id14" draw:id="id14" draw:layer="layout" svg:width="0.4cm" svg:height="0.4cm" svg:x="8.6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23" draw:layer="layout" svg:x1="8.2cm" svg:y1="13.6cm" svg:x2="8.6cm" svg:y2="14.1cm" draw:start-shape="id13" draw:start-glue-point="2" draw:end-shape="id14" draw:end-glue-point="3" svg:d="M8200 13600v500h400" svg:viewBox="0 0 401 501">
          <text:p/>
        </draw:connector>
        <draw:frame draw:style-name="gr38" draw:text-style-name="P22" draw:layer="layout" svg:width="3.093cm" svg:height="0.519cm" svg:x="8.9cm" svg:y="13.1cm">
          <draw:text-box>
            <text:p><text:span text:style-name="T2">some_object (id = 123)</text:span></text:p>
          </draw:text-box>
        </draw:frame>
        <draw:frame draw:style-name="gr39" draw:text-style-name="P22" draw:layer="layout" svg:width="1.108cm" svg:height="0.519cm" svg:x="9.101cm" svg:y="13.801cm">
          <draw:text-box>
            <text:p><text:span text:style-name="T2">system</text:span></text:p>
          </draw:text-box>
        </draw:frame>
        <draw:custom-shape draw:style-name="gr30" draw:text-style-name="P8" xml:id="id15" draw:id="id15" draw:layer="layout" svg:width="0.4cm" svg:height="0.4cm" svg:x="9.196cm" svg:y="14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1.654cm" svg:height="0.519cm" svg:x="9.697cm" svg:y="14.502cm">
          <draw:text-box>
            <text:p><text:span text:style-name="T2">subscribers</text:span></text:p>
          </draw:text-box>
        </draw:frame>
        <draw:connector draw:style-name="gr31" draw:text-style-name="P23" draw:layer="layout" svg:x1="8.8cm" svg:y1="14.3cm" svg:x2="9.196cm" svg:y2="14.801cm" draw:start-shape="id14" draw:start-glue-point="2" draw:end-shape="id15" draw:end-glue-point="3" svg:d="M8800 14300v501h396" svg:viewBox="0 0 397 502">
          <text:p/>
        </draw:connector>
        <draw:frame draw:style-name="gr41" draw:text-style-name="P24" draw:layer="layout" svg:width="1.557cm" svg:height="0.519cm" svg:x="8cm" svg:y="12.381cm">
          <draw:text-box>
            <text:p><text:span text:style-name="T4">Иерархия</text:span></text:p>
          </draw:text-box>
        </draw:frame>
        <draw:custom-shape draw:style-name="gr47" draw:text-style-name="P3" draw:layer="layout" svg:width="5.5cm" svg:height="5.7cm" svg:x="7.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xml:id="id16" draw:id="id16" draw:layer="layout" svg:width="0.4cm" svg:height="0.4cm" svg:x="8.596cm" svg:y="15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1.108cm" svg:height="0.519cm" svg:x="9.097cm" svg:y="15.802cm">
          <draw:text-box>
            <text:p><text:span text:style-name="T2">tag1</text:span></text:p>
          </draw:text-box>
        </draw:frame>
        <draw:connector draw:style-name="gr31" draw:text-style-name="P23" draw:layer="layout" draw:line-skew="0cm 0.114cm" svg:x1="8.2cm" svg:y1="13.6cm" svg:x2="8.596cm" svg:y2="16.101cm" draw:start-shape="id13" draw:start-glue-point="2" draw:end-shape="id16" draw:end-glue-point="3" svg:d="M8200 13600v1151 1350h396" svg:viewBox="0 0 397 2502">
          <text:p/>
        </draw:connector>
        <draw:custom-shape draw:style-name="gr30" draw:text-style-name="P8" xml:id="id17" draw:id="id17" draw:layer="layout" svg:width="0.4cm" svg:height="0.4cm" svg:x="9.196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1.108cm" svg:height="0.519cm" svg:x="9.697cm" svg:y="16.501cm">
          <draw:text-box>
            <text:p><text:span text:style-name="T2">system</text:span></text:p>
          </draw:text-box>
        </draw:frame>
        <draw:custom-shape draw:style-name="gr30" draw:text-style-name="P8" xml:id="id18" draw:id="id18" draw:layer="layout" svg:width="0.4cm" svg:height="0.4cm" svg:x="9.792cm" svg:y="17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1.654cm" svg:height="0.519cm" svg:x="10.293cm" svg:y="17.202cm">
          <draw:text-box>
            <text:p><text:span text:style-name="T2">subscribers</text:span></text:p>
          </draw:text-box>
        </draw:frame>
        <draw:connector draw:style-name="gr31" draw:text-style-name="P23" draw:layer="layout" svg:x1="9.396cm" svg:y1="17cm" svg:x2="9.792cm" svg:y2="17.501cm" draw:start-shape="id17" draw:start-glue-point="2" draw:end-shape="id18" draw:end-glue-point="3" svg:d="M9396 17000v501h396" svg:viewBox="0 0 397 502">
          <text:p/>
        </draw:connector>
        <draw:connector draw:style-name="gr31" draw:text-style-name="P23" draw:layer="layout" svg:x1="8.796cm" svg:y1="16.301cm" svg:x2="9.196cm" svg:y2="16.8cm" draw:start-shape="id16" draw:start-glue-point="2" draw:end-shape="id17" draw:end-glue-point="3" svg:d="M8796 16301v499h400" svg:viewBox="0 0 401 500">
          <text:p/>
        </draw:connector>
        <draw:custom-shape draw:style-name="gr9" draw:text-style-name="P12" draw:layer="layout" svg:width="3.7cm" svg:height="1.1cm" svg:x="2.1cm" svg:y="9.4cm">
          <text:p text:style-name="P1"><text:span text:style-name="T1">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3.797cm" svg:y1="7.7cm" svg:x2="3.817cm" svg:y2="9.1cm">
          <text:p/>
        </draw:line>
        <draw:g>
          <draw:custom-shape draw:style-name="gr10" draw:text-style-name="P13" draw:layer="layout" svg:width="0.4cm" svg:height="0.2cm" svg:x="3.6cm" svg:y="11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1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12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12.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12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3.6cm" svg:y="12.8cm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3" draw:layer="layout" svg:x1="3.792cm" svg:y1="10.7cm" svg:x2="3.805cm" svg:y2="11.6cm">
          <text:p/>
        </draw:line>
        <draw:custom-shape draw:style-name="gr48" draw:text-style-name="P2" draw:layer="layout" svg:width="4.193cm" svg:height="1.598cm" svg:x="2.207cm" svg:y="14cm">
          <text:p text:style-name="P1"><text:span text:style-name="T1"/></text:p>
          <text:p text:style-name="P1"><text:span text:style-name="T1"/></text:p>
          <text:p text:style-name="P1"><text:span text:style-name="T1">objects_model_crud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.35cm" svg:y1="13.6cm" svg:x2="2.35cm" svg:y2="14cm">
          <text:p/>
        </draw:line>
        <draw:custom-shape draw:style-name="gr24" draw:text-style-name="P4" draw:layer="layout" svg:width="0.3cm" svg:height="0.3cm" svg:x="2.2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.8cm" svg:y1="14.15cm" svg:x2="2.2cm" svg:y2="14.15cm">
          <text:p/>
        </draw:line>
        <draw:custom-shape draw:style-name="gr24" draw:text-style-name="P6" draw:layer="layout" svg:width="0.3cm" svg:height="0.3cm" draw:transform="rotate (1.5707963267949) translate (1.6cm 14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3" draw:text-style-name="P23" draw:layer="layout" svg:width="0.7cm" svg:height="0.7cm" svg:x="3.507cm" svg:y="14.198cm" draw:kind="arc" draw:start-angle="358.59" draw:end-angle="275.12">
          <text:p/>
        </draw:circle>
        <draw:line draw:style-name="gr7" draw:text-style-name="P3" draw:layer="layout" svg:x1="3.797cm" svg:y1="13.1cm" svg:x2="3.81cm" svg:y2="14cm">
          <text:p/>
        </draw:line>
        <draw:custom-shape draw:style-name="gr45" draw:text-style-name="P4" xml:id="id19" draw:id="id19" draw:layer="layout" svg:width="0.4cm" svg:height="0.4cm" svg:x="9.792cm" svg:y="15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407cm" svg:height="0.519cm" svg:x="10.293cm" svg:y="15.203cm">
          <draw:text-box>
            <text:p><text:span text:style-name="T2">tags_model_crud</text:span></text:p>
          </draw:text-box>
        </draw:frame>
        <draw:connector draw:style-name="gr31" draw:text-style-name="P23" draw:layer="layout" svg:x1="9.396cm" svg:y1="15.001cm" svg:x2="9.792cm" svg:y2="15.502cm" draw:start-shape="id15" draw:start-glue-point="2" draw:end-shape="id19" draw:end-glue-point="3" svg:d="M9396 15001v501h396" svg:viewBox="0 0 397 502">
          <text:p/>
        </draw:connector>
        <draw:line draw:style-name="gr7" draw:text-style-name="P3" draw:layer="layout" svg:x1="6.65cm" svg:y1="14.846cm" svg:x2="7.55cm" svg:y2="14.8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5T16:23:09.090502870</meta:creation-date>
    <dc:date>2023-06-08T21:31:14.327488694</dc:date>
    <meta:editing-duration>PT3H4M34S</meta:editing-duration>
    <meta:editing-cycles>34</meta:editing-cycles>
    <meta:generator>LibreOffice/7.3.7.2$Linux_X86_64 LibreOffice_project/30$Build-2</meta:generator>
    <meta:document-statistic meta:object-count="224"/>
  </office:meta>
</office:document-meta>
</file>